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O-normal">
      <style:paragraph-properties fo:margin-left="0in" fo:margin-right="0in" fo:margin-top="0in" fo:margin-bottom="0in" style:contextual-spacing="false" fo:line-height="115%" fo:text-align="start" style:justify-single-word="false" fo:text-indent="0in" style:auto-text-indent="false" style:writing-mode="lr-tb"/>
      <style:text-properties style:font-name="Georgia" style:font-name-asian="Georgia1" style:font-name-complex="Georgia1"/>
    </style:style>
    <style:style style:name="P2" style:family="paragraph" style:parent-style-name="LO-normal">
      <style:paragraph-properties fo:text-align="start" style:justify-single-word="false" style:writing-mode="lr-tb"/>
      <style:text-properties style:font-name="Georgia" style:font-name-asian="Georgia1" style:font-name-complex="Georgia1"/>
    </style:style>
    <style:style style:name="P3" style:family="paragraph" style:parent-style-name="normal">
      <style:paragraph-properties fo:text-align="justify" style:justify-single-word="false"/>
      <style:text-properties style:font-name="Georgia" style:font-name-asian="Georgia1" style:font-name-complex="Georgia1"/>
    </style:style>
    <style:style style:name="P4" style:family="paragraph" style:parent-style-name="normal">
      <style:text-properties style:font-name="Georgia" style:font-name-asian="Georgia1" style:font-name-complex="Georgia1"/>
    </style:style>
    <style:style style:name="P5" style:family="paragraph" style:parent-style-name="normal">
      <style:paragraph-properties fo:text-align="justify" style:justify-single-word="false"/>
    </style:style>
    <style:style style:name="P6" style:family="paragraph" style:parent-style-name="LO-normal">
      <style:paragraph-properties fo:text-align="start" style:justify-single-word="false" style:writing-mode="lr-tb"/>
      <style:text-properties style:font-name="Georgia" style:font-name-asian="Georgia1" style:font-name-complex="Georgia1"/>
    </style:style>
    <style:style style:name="P7" style:family="paragraph" style:parent-style-name="normal">
      <style:paragraph-properties fo:text-align="justify" style:justify-single-word="false"/>
      <style:text-properties style:font-name="Georgia" style:font-name-asian="Georgia1" style:font-name-complex="Georgia1"/>
    </style:style>
    <style:style style:name="P8" style:family="paragraph" style:parent-style-name="normal">
      <style:text-properties style:font-name="Georgia" style:font-name-asian="Georgia1" style:font-name-complex="Georgia1"/>
    </style:style>
    <style:style style:name="T1" style:family="text">
      <style:text-properties officeooo:rsid="000b0c69"/>
    </style:style>
    <style:style style:name="T2" style:family="text">
      <style:text-properties style:font-name="Georgia" style:font-name-asian="Georgia1" style:font-name-complex="Georgia1"/>
    </style:style>
    <style:style style:name="T3" style:family="text">
      <style:text-properties officeooo:rsid="00157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1"><text:s text:c="5"/>Eugene walked into the bar. The doors swishing closed as he entered. Looking around, it reminded him of a mid eighteen hundreds saloon. Something that didn’t belong in the 25th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1"><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1"><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1"><text:s text:c="5"/>The bartender looked at Eugene in disgust. “Don’t serve your kind.” He said.</text:p>
      <text:p text:style-name="P1"><text:s text:c="5"/>Eugene nodded. Pulling out a generous coin purse, he set it on the bar. “How much for you to look the other way?” He asked. “All I want is a drink.”</text:p>
      <text:p text:style-name="P1"><text:s text:c="5"/>The bartender looked at the coin purse. Lifting it up, he felt its weight. Setting the purse back down on the bar he smirked. “That will do.” Everyone had their price. “What will it be stranger?”</text:p>
      <text:p text:style-name="P2"><text:s text:c="5"/>“Whiskey” Eugene said. “Straight up.”</text:p>
      <text:p text:style-name="P2"><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2"><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2"><text:s text:c="5"/>Standing from the bar stool, Eugene walked over to a card game being played. He watched as the players enjoyed their game of blackjack.</text:p>
      <text:p text:style-name="P2"><text:s text:c="5"/>“Twenty-One” The dealer said. “Sorry folks.”</text:p>
      <text:p text:style-name="P2"><text:s text:c="5"/>Several men stood from the table and left. The dealer looked to Eugene and smiled. “Didn’t the bartender say your kind isn't allowed here?”</text:p>
      <text:p text:style-name="P2"><text:s text:c="5"/>Eugene nodded. Moving his coat aside, he flashed his gun along with a badge attached to his belt. “I’m here on business.” More men stood from the table and left at the sight of the badge.</text:p>
      <text:p text:style-name="P2"><text:s text:c="5"/>The dealer nodded gesturing to a chair. “Have a seat lawman.” He started to deal cards.</text:p>
      <text:p text:style-name="P2"><text:s text:c="5"/>Eugene looked at his cards. Two tens. Separating them across the table he tapped it.</text:p>
      <text:p text:style-name="P2"><text:s text:c="5"/>The dealer dealt a ten on the first card. Eugene waved over the card, indicating he wanted to stay. The dealer then dealt another ten on the second card. Again, Eugene waved his hand over the set of cards.</text:p>
      <text:p text:style-name="P2"><text:s text:c="5"/>The dealer flipped over his cards. Two face cards stared back.</text:p>
      <text:p text:style-name="P2"><text:s text:c="5"/>A push.</text:p>
      <text:p text:style-name="P2"><text:soft-page-break/><text:s text:c="5"/>“We tie.” Eugene said.</text:p>
      <text:p text:style-name="P2"><text:s text:c="5"/>The dealer nodded. “We tie.” Picking up the cards he nodded. “What can I do for you lawman?”</text:p>
      <text:p text:style-name="P2"><text:s text:c="5"/>Eugene reached into his pocket and placed a picture on the table. “I’m looking for a runaway.” The picture was of a woman in her early twenties. She was dressed in elegant attire. Something one would wear to an opera or a ballroom dance.</text:p>
      <text:p text:style-name="P2"><text:s text:c="5"/>The dealer picked up the picture and looked it over. “She’s kinda fancy to be around here, don’t you think?” He continued to stare at the picture.</text:p>
      <text:p text:style-name="P2"><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2"><text:s text:c="5"/>The dealer nodded. “Alright.” He went to hand the picture back to Eugene who shook his hand letting the dealer know he could keep it. “What’s in it for me? I mean is there a reward?”</text:p>
      <text:p text:style-name="P2"><text:s text:c="5"/>Eugene pointed to his missing arm. “Let’s just say, you’ll be saving me an arm. I’d be in your debt.” Turning around Eugene <text:span text:style-name="T1">went to the locker,</text:span> picked up his arm and exited the bar and went on his way back to the hotel.</text:p>
      <text:p text:style-name="P2"><text:s text:c="5"/>The dealer continued to study the picture of the girl. She had blond hair, from the looks of it <text:span text:style-name="T1">dyed</text:span>,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p>
      <text:p text:style-name="P2"><text:s text:c="5"/>The bartender walked over to the dealer. “Saw you talking to that man. What did he want?”</text:p>
      <text:p text:style-name="P2"><text:s text:c="5"/>The dealer pointed to the hologram. “Missing girl from the capitol. Lawman is looking for her.” He said.</text:p>
      <text:p text:style-name="P2"><text:s text:c="5"/>The bartender looked at the hologram. “Damn rich people.” He said. “Haven’t they done enough to us?” Picking up the card he deactivated it. “If you see her, let me know before you go telling him. I want to see if there’s profit to be made from this.”</text:p>
      <text:p text:style-name="P2"><text:s text:c="5"/>The dealer nodded. “Of course boss.”</text:p>
      <text:p text:style-name="P2"><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2"><text:s text:c="5"/>Stepping out of the bar, Eugene continued on his way to the next bar, and then the next until all of them had been notified of his presence. He had a long journey ahead of him.</text:p>
      <text:p text:style-name="P3"><text:s text:c="5"/>The Starcaster was a simple hotel. The building stood two stories tall at the end of town. It was an easy stop right off the main road. It was run down a bit, but that matched the rest of the town.</text:p>
      <text:p text:style-name="P3"><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3"><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text:soft-page-break/>him to go around them. His bionic arm twitched and squealed. He would need to regenerate it soon, if not he wouldn’t have an arm to use.</text:p>
      <text:p text:style-name="P3"><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3"><text:s text:c="5"/>He sighed. Great, no hot water for this trip. Oh well, could be worse. There could be no water at all.</text:p>
      <text:p text:style-name="P3"><text:s text:c="5"/>Crossing the bedroom, Eugene removed his robotic arm and plugged it in for the night. He settled down on the bed. The bed was a little lumpy. Something he expected upon coming to a lower income town. The pillow was lumpy as well. He would have to make due. Eugene hoped he could get his job over quickly and be home soon. He had no problems serving the capitol, Eugene just wished the outlying colonies were better kept up.</text:p>
      <text:p text:style-name="P3"><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3"><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3"><text:s text:c="5"/>Picking up a magazine, Eugene looked through it. A catalog for western clothing. They had everything from boots, to hats, to belt buckles. Everything a person could ever want to fit in with the town. He laughed at the thought and set it aside.</text:p>
      <text:p text:style-name="P5"><text:span text:style-name="T2"><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3"><text:s text:c="5"/>Setting the newspaper down a thought struck him. What if that’s what they wanted. What if all they wanted to do was live in peace? Putting aside the technology issues, all they wanted was to be left alone.</text:p>
      <text:p text:style-name="P3"><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3"><text:s text:c="5"/>Trying to get comfortable, Eugene attempted to sleep. Easier said than done. He felt a box <text:soft-page-break/>spring poking through the mattress. It would be a restless night indeed.</text:p>
      <text:p text:style-name="P3"><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3"><text:s text:c="5"/>Eugene got out of bed and walked towards the window. He looked out at the street below. It was dark out still. The only lights were from the candle lit street lamps.</text:p>
      <text:p text:style-name="P3"><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3"><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3"><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3"><text:s text:c="5"/>That was just the facts, and he had to accept it.</text:p>
      <text:p text:style-name="P3"><text:s text:c="5"/>Looking back to the window, Eugene smiled. The cool air felt good. He took a deep breath and closed his eyes. So this is what these people hear at night. He mused. He felt at peace. It was a different peace than he was used to in the capitol. Eugene didn’t like different. He preferred things be a certain way. Change was something he never enjoyed.</text:p>
      <text:p text:style-name="P3"><text:s text:c="5"/>Eugene reminded himself that it was only an assignment. Before long he could go back home and be in his own bed. Be among the things in life that he enjoyed.</text:p>
      <text:p text:style-name="P3"><text:s text:c="5"/>Turning back to his bed, Eugene started to climb back in.</text:p>
      <text:p text:style-name="P3"><text:s text:c="5"/>That’s when he heard it.</text:p>
      <text:p text:style-name="P3"><text:s text:c="5"/>A woman screamed out for help.</text:p>
      <text:p text:style-name="P4"><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4"><text:s text:c="5"/>“Make way, make way.” A man said as he approached the scene.</text:p>
      <text:p text:style-name="P4"><text:s text:c="5"/>The crowed widened allowing him through. The man <text:span text:style-name="T3">knelt</text:span>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4"><text:s text:c="5"/>“What’s wrong Sheriff?” A boy asked from the crowd.</text:p>
      <text:p text:style-name="P4"><text:s text:c="5"/>The Sheriff stood up and pocketed the note. “This woman’s been murdered.”</text:p>
      <text:p text:style-name="P4"><text:s text:c="5"/>Gasps could be heard throughout the crowed. It was the first time they’d ever had a murder in <text:soft-page-break/>their quaint little town. Other forms of crime were typical, stealing, drug running. But never murder.</text:p>
      <text:p text:style-name="P4"><text:s text:c="5"/>As the crowd started asking questions, and the commotion increased, more and more people came to see what was going 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SimSun" style:font-size-asian="11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LO-normal" style:next-style-name="LO-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LO-normal" style:next-style-name="LO-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LO-normal" style:next-style-name="LO-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LO-normal" style:next-style-name="LO-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LO-normal" style:next-style-name="LO-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LO-normal" style:family="paragraph">
      <style:paragraph-properties fo:margin-left="0in" fo:margin-right="0in" fo:margin-top="0in" fo:margin-bottom="0in" style:contextual-spacing="false" fo:line-height="115%" fo:text-align="start" style:justify-single-word="false" fo:orphans="0" fo:widows="0" fo:hyphenation-ladder-count="no-limit" fo:text-indent="0in" style:auto-text-indent="false"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LO-normal" style:next-style-name="LO-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normal" style:family="paragraph">
      <style:paragraph-properties fo:margin-left="0in" fo:margin-right="0in" fo:margin-top="0in" fo:margin-bottom="0in" style:contextual-spacing="false" fo:line-height="115%" fo:text-align="start" style:justify-single-word="false" fo:text-indent="0in" style:auto-text-indent="false"/>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2-10-10T13:29:25.200000000</dc:date>
    <meta:editing-cycles>4</meta:editing-cycles>
    <dc:title>Chapter 01.docx</dc:title>
    <meta:editing-duration>PT17M52S</meta:editing-duration>
    <meta:generator>LibreOffice/7.4.1.2$Windows_X86_64 LibreOffice_project/3c58a8f3a960df8bc8fd77b461821e42c061c5f0</meta:generator>
    <meta:document-statistic meta:table-count="0" meta:image-count="0" meta:object-count="0" meta:page-count="5" meta:paragraph-count="64" meta:word-count="2693" meta:character-count="14816" meta:non-whitespace-character-count="11867"/>
    <meta:user-defined meta:name="AppVersion">15.0000</meta:user-defined>
  </office:meta>
</office:document-meta>
</file>